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00000002001EF1F1042645E64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222a36" draw:textarea-horizontal-align="justify" draw:textarea-vertical-align="middle" draw:auto-grow-height="false" fo:min-height="8.12cm" fo:min-width="7.8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222a36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836cm" svg:height="11.836cm" svg:x="5.166cm" svg:y="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832cm" svg:height="6.832cm" svg:x="7.63cm" svg:y="8.265cm">
          <draw:image xlink:href="Pictures/1000020100000200000002001EF1F1042645E6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6-03T23:19:12.144192442</dc:date>
    <meta:editing-duration>PT44M55S</meta:editing-duration>
    <meta:editing-cycles>11</meta:editing-cycles>
    <meta:generator>LibreOffice/6.0.7.3$Linux_X86_64 LibreOffice_project/00m0$Build-3</meta:generator>
    <meta:document-statistic meta:object-count="2"/>
  </office:meta>
</office:document-meta>
</file>